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6343e"/>
    </style:style>
    <style:style style:name="P47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533865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3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76057f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2dbd31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3b3004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3c174d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3e7865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3f4fdf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413308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4312cb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4600f1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3482d82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officeooo:rsid="037dfaf6"/>
    </style:style>
    <style:style style:name="T41" style:family="text">
      <style:text-properties officeooo:rsid="037ebaf1"/>
    </style:style>
    <style:style style:name="T42" style:family="text">
      <style:text-properties officeooo:rsid="037f8a99"/>
    </style:style>
    <style:style style:name="T43" style:family="text">
      <style:text-properties officeooo:rsid="03807133"/>
    </style:style>
    <style:style style:name="T44" style:family="text">
      <style:text-properties officeooo:rsid="02d74b30"/>
    </style:style>
    <style:style style:name="T45" style:family="text">
      <style:text-properties officeooo:rsid="0339ed3d"/>
    </style:style>
    <style:style style:name="T46" style:family="text">
      <style:text-properties officeooo:rsid="033b3004"/>
    </style:style>
    <style:style style:name="T47" style:family="text">
      <style:text-properties officeooo:rsid="03494d1f"/>
    </style:style>
    <style:style style:name="T48" style:family="text">
      <style:text-properties officeooo:rsid="0349766e"/>
    </style:style>
    <style:style style:name="T49" style:family="text">
      <style:text-properties officeooo:rsid="034a2a76"/>
    </style:style>
    <style:style style:name="T50" style:family="text">
      <style:text-properties officeooo:rsid="034bbb3b"/>
    </style:style>
    <style:style style:name="T51" style:family="text">
      <style:text-properties officeooo:rsid="034c51c7"/>
    </style:style>
    <style:style style:name="T52" style:family="text">
      <style:text-properties officeooo:rsid="034c6587"/>
    </style:style>
    <style:style style:name="T53" style:family="text">
      <style:text-properties officeooo:rsid="034ea6b4"/>
    </style:style>
    <style:style style:name="T54" style:family="text">
      <style:text-properties officeooo:rsid="034fcda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SELECT tiempo FROM Recetas&#10;        WHERE tiempo REGEXP 'm$' GROUP BY tiempo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SELET * FROM Recetas&#10;        WHERE Fecha_modificacion REGEXP '^[20]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SELECT * FROM Recetas&#10;        WHERE ingredientes REGEXP 'sal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SELECT * FROM Recetas&#10;        WHERE NOT( ingredientes REGEXP 'cebolla' AND ingredientes REGEXP 'ajo')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SELECT * FROM Diamante &#10;        WHERE claridad NOT REGEXP '(S)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select * from Diamante &#10;&#9;    WHERE tabla REGEXP '^[^6].*[^5]$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SELECT * FROM pasajerosTitanic&#10;        WHERE edad REGEXP '3.' OR edad REGEXP '40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SELECT * FROM pasajerosTitanic&#10;        WHERE Ticket REGEXP 'PC [0-9]{1,5}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SELECT * FROM pasajerosTitanic&#10;         WHERE Cabina REGEXP 'C6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SELECT * FROM pasajerosTitanic&#10;         WHERE Nombre REGEXP 'cho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SELECT DISTINCT ProvinciaISO FROM población &#10;        WHERE nombre REGEXP 'a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SELECT * FROM datosCovid  &#10;       WHERE pruebaDesconocida REGEXP '^1[0-9]{2,2}$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&#10;SELECT DISTINCT nombre FROM población &#10;        WHERE nombre REGEXP '^.a.*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SELECT DISTINCT nombre FROM población &#10;        WHERE nombre REGEXP '^[^a].*[^a]$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&#10;SELECT * FROM PoblacionGalicia &#10;       WHERE mujeres REGEXP '0$' AND hombres REGEXP '5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SELECT Nombre, Ciudad FROM Equipos &#10;        WHERE Ciudad REGEXP 'o$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SELECT Nombre, Equipo FROM jugadores &#10;        WHERE Nombre REGEXP 'u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SELECT Nombre, ciudad FROM equipos &#10;        WHERE Ciudad REGEXP '^.h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SELECT Nombre, ciudad FROM equipos &#10;        WHERE Ciudad REGEXP 'o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SELECT Nombre_cliente, telefono FROM cliente &#10;        WHERE nombre_contacto REGEXP '^a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SELECT OficinaID, ciudad FROM oficina &#10;        WHERE ciudad REGEXP '^.a.*a$'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&#10;SELECT * FROM pago &#10;        WHERE fecha_pago REGEXP '2008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SELECT * FROM pedido&#10;&#9;   WHERE fecha_pedido REGEXP '-01-' AND fecha_esperada REGEXP '-02-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SELECT * FROM Diamante&#10;        WHERE tallado REGEXP 'Good'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select * from Diamante&#10;&#9;    WHERE quilates REGEXP '^0.7.$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&#10;SELECT * FROM ComarcasGalicia &#10;        WHERE nombre REGEXP '^a.*a$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SELECT * FROM ConcellosGalicia &#10;       WHERE nombre REGEXP 'añ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SELECT * FROM ConcellosGalicia &#10;        WHERE nombre REGEXP '^O '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2">1</text:span><text:span text:style-name="T6">.<text:tab/></text:span><text:span text:style-name="T13">B</text:span><text:span text:style-name="T8">ase de datos </text:span><text:span text:style-name="T11">Diamante</text:span><text:span text:style-name="T10"> (</text:span><text:span text:style-name="T11">1</text:span><text:span text:style-name="T10"> tabla)</text:span><text:span text:style-name="T7">.</text:span></text:p>
        <text:p text:style-name="P43"><text:span text:style-name="T14">Muestra </text:span><text:span text:style-name="T15">los </text:span><text:span text:style-name="T17">Diamantes </text:span><text:span text:style-name="T21">cuyo </text:span><text:span text:style-name="T34">tallado es bueno (Good) o muy bueno (Very Good)</text:span><text:span text:style-name="T14">.</text:span></text:p>
        <text:p text:style-name="P16"><draw:control text:anchor-type="paragraph" draw:z-index="24" draw:name="Control 5" draw:style-name="gr1" draw:text-style-name="P47" svg:width="15.497cm" svg:height="0.856cm" svg:x="1.3cm" svg:y="0cm" draw:control="control25"/></text:p>
        <text:p text:style-name="P44"><text:span text:style-name="T14">Muestra </text:span><text:span text:style-name="T18">los </text:span><text:span text:style-name="T22">diamantes </text:span><text:span text:style-name="T35">cuyos quilares oscilen entre 0.70 y 0.79</text:span><text:span text:style-name="T22">.</text:span></text:p>
        <text:p text:style-name="P19"><draw:control text:anchor-type="paragraph" draw:z-index="25" draw:name="Control 1" draw:style-name="gr1" draw:text-style-name="P47" svg:width="15.497cm" svg:height="0.856cm" svg:x="1.3cm" svg:y="0cm" draw:control="control26"/></text:p>
        <text:p text:style-name="P44"><text:span text:style-name="T23">Muestra los diamantes </text:span><text:span text:style-name="T35">cuya claridad NO incluya una ‘S’</text:span><text:span text:style-name="T16">.</text:span></text:p>
        <text:p text:style-name="P15"/>
        <text:p text:style-name="P44"><draw:control text:anchor-type="paragraph" draw:z-index="5" draw:name="Control 3" draw:style-name="gr1" draw:text-style-name="P47" svg:width="15.497cm" svg:height="0.856cm" svg:x="1.3cm" svg:y="-0.333cm" draw:control="control6"/><text:span text:style-name="T14">Muestra </text:span><text:span text:style-name="T24">los diamantes </text:span><text:span text:style-name="T36">cuyo número de tabla no empiece por 6 ni </text:span><text:span text:style-name="T37">acabe en 5</text:span><text:span text:style-name="T18">.</text:span></text:p>
        <text:p text:style-name="P14"><draw:control text:anchor-type="paragraph" draw:z-index="6" draw:name="Control 4" draw:style-name="gr1" draw:text-style-name="P47" svg:width="15.497cm" svg:height="0.856cm" svg:x="1.3cm" svg:y="0cm" draw:control="control7"/></text:p>
        <text:p text:style-name="P6"><text:span text:style-name="T12">2</text:span><text:span text:style-name="T6">.<text:tab/></text:span><text:span text:style-name="T9">B</text:span><text:span text:style-name="T8">ase de datos </text:span><text:span text:style-name="T11">Recetas de cocina</text:span><text:span text:style-name="T10"> (</text:span><text:span text:style-name="T11">1</text:span><text:span text:style-name="T10"> tablas)</text:span><text:span text:style-name="T7">.</text:span></text:p>
        <text:p text:style-name="P44"><text:span text:style-name="T19">Muestra las recetas </text:span><text:span text:style-name="T25">cuya </text:span><text:span text:style-name="T38">duración esté expresada en minutos</text:span><text:span text:style-name="T29">.</text:span></text:p>
        <text:p text:style-name="P30"><draw:control text:anchor-type="paragraph" draw:z-index="1" draw:name="Control 6" draw:style-name="gr1" draw:text-style-name="P47" svg:width="15.497cm" svg:height="0.856cm" svg:x="1.3cm" svg:y="0cm" draw:control="control2"/></text:p>
        <text:p text:style-name="P44"><text:span text:style-name="T19">Muestra </text:span><text:span text:style-name="T26">las recetas </text:span><text:span text:style-name="T29">que no han sufrido ningún tipo de modificación</text:span><text:span text:style-name="T16">.</text:span></text:p>
        <text:p text:style-name="P29"><draw:control text:anchor-type="paragraph" draw:z-index="2" draw:name="Control 7" draw:style-name="gr1" draw:text-style-name="P47" svg:width="15.497cm" svg:height="0.856cm" svg:x="1.3cm" svg:y="0cm" draw:control="control3"/></text:p>
        <text:p text:style-name="P44"><text:span text:style-name="T19">Muestra </text:span><text:span text:style-name="T27">las recetas </text:span><text:span text:style-name="T39">que contengan sal</text:span><text:span text:style-name="T30">.</text:span></text:p>
        <text:p text:style-name="P28"><draw:control text:anchor-type="paragraph" draw:z-index="3" draw:name="Control 8" draw:style-name="gr1" draw:text-style-name="P47" svg:width="15.497cm" svg:height="0.856cm" svg:x="1.3cm" svg:y="0cm" draw:control="control4"/></text:p>
        <text:p text:style-name="P44"><text:span text:style-name="T20">Muestra </text:span><text:span text:style-name="T27">las recetas </text:span><text:span text:style-name="T39">que no contengan ni cebolla ni ajo</text:span><text:span text:style-name="T28">.</text:span></text:p>
        <text:p text:style-name="P30"><draw:control text:anchor-type="paragraph" draw:z-index="4" draw:name="Control 9" draw:style-name="gr1" draw:text-style-name="P47" svg:width="15.497cm" svg:height="0.856cm" svg:x="1.3cm" svg:y="0cm" draw:control="control5"/></text:p>
        <text:p text:style-name="P11"/>
        <text:p text:style-name="P7"><text:span text:style-name="T12">3</text:span><text:span text:style-name="T6">.<text:tab/></text:span><text:span text:style-name="T9">B</text:span><text:span text:style-name="T8">ase de datos </text:span><text:span text:style-name="T11">Titanic</text:span><text:span text:style-name="T10"> (</text:span><text:span text:style-name="T11">1</text:span><text:span text:style-name="T10"> tablas)</text:span><text:span text:style-name="T7">.</text:span></text:p>
        <text:p text:style-name="P20"><text:span text:style-name="T40">Muestra los pasajeros cuya edad </text:span><text:span text:style-name="T47">oscile entre los 30 y 40 años</text:span>.</text:p>
        <text:p text:style-name="P33"><draw:control text:anchor-type="paragraph" draw:z-index="7" draw:name="Control 10" draw:style-name="gr1" draw:text-style-name="P47" svg:width="15.497cm" svg:height="0.856cm" svg:x="1.3cm" svg:y="0cm" draw:control="control8"/></text:p>
        <text:p text:style-name="P21"><text:span text:style-name="T40">Muestra los pasajeros cuyo Ticket sea </text:span><text:span text:style-name="T47">de la forma “PC ” y un número</text:span>.</text:p>
        <text:p text:style-name="P28"><draw:control text:anchor-type="paragraph" draw:z-index="8" draw:name="Control 11" draw:style-name="gr1" draw:text-style-name="P47" svg:width="15.497cm" svg:height="0.856cm" svg:x="1.3cm" svg:y="0cm" draw:control="control9"/></text:p>
        <text:p text:style-name="P21"><text:span text:style-name="T40">Muestra los pasajeros </text:span><text:span text:style-name="T48">de las cabinas del grupo C60 </text:span><text:span text:style-name="T49">(C60 al C69)</text:span>.</text:p>
        <text:p text:style-name="P42"><draw:control text:anchor-type="paragraph" draw:z-index="9" draw:name="Control 12" draw:style-name="gr1" draw:text-style-name="P47" svg:width="15.497cm" svg:height="0.856cm" svg:x="1.3cm" svg:y="0cm" draw:control="control10"/></text:p>
        <text:p text:style-name="P21"><text:span text:style-name="T40">Muestra los pasajero</text:span><text:span text:style-name="T52">s</text:span><text:span text:style-name="T40"> </text:span><text:span text:style-name="T49">en cuyo nombre esté el término ‘cho’</text:span>.</text:p>
        <text:p text:style-name="P28"><draw:control text:anchor-type="paragraph" draw:z-index="10" draw:name="Control 13" draw:style-name="gr1" draw:text-style-name="P47" svg:width="15.497cm" svg:height="0.856cm" svg:x="1.3cm" svg:y="0cm" draw:control="control11"/></text:p>
        <text:p text:style-name="P12"/>
        <text:p text:style-name="P5"/>
        <text:p text:style-name="P10"><text:span text:style-name="T12">4</text:span><text:span text:style-name="T6">.<text:tab/></text:span><text:span text:style-name="T9">B</text:span><text:span text:style-name="T8">ase de datos </text:span><text:span text:style-name="T11">Covid</text:span><text:span text:style-name="T10"> (</text:span><text:span text:style-name="T12">2</text:span><text:span text:style-name="T10"> tabla</text:span><text:span text:style-name="T12">s</text:span><text:span text:style-name="T10">)</text:span><text:span text:style-name="T7">.</text:span></text:p>
        <text:p text:style-name="P22"><text:span text:style-name="T41">Muestra </text:span><text:span text:style-name="T50">el ISO de las provincias que contengan una ‘A’.</text:span></text:p>
        <text:p text:style-name="P34"><draw:control text:anchor-type="paragraph" draw:z-index="11" draw:name="Control 14" draw:style-name="gr1" draw:text-style-name="P47" svg:width="15.497cm" svg:height="0.856cm" svg:x="1.3cm" svg:y="0cm" draw:control="control12"/></text:p>
        <text:p text:style-name="P21"><text:span text:style-name="T41">Muestra los datos del Covid cuyo número de </text:span><text:span text:style-name="T50">pruebas desconocidas sea de ciento y pico</text:span>.</text:p>
        <text:p text:style-name="P31"><draw:control text:anchor-type="paragraph" draw:z-index="12" draw:name="Control 15" draw:style-name="gr1" draw:text-style-name="P47" svg:width="15.497cm" svg:height="0.856cm" svg:x="1.3cm" svg:y="0cm" draw:control="control13"/></text:p>
        <text:p text:style-name="P21"><text:span text:style-name="T41">Muestra </text:span><text:span text:style-name="T51">los nombres de las provincias cuya segunda letra sea una ‘a’</text:span>.</text:p>
        <text:p text:style-name="P31"><draw:control text:anchor-type="paragraph" draw:z-index="13" draw:name="Control 16" draw:style-name="gr1" draw:text-style-name="P47" svg:width="15.497cm" svg:height="0.856cm" svg:x="1.3cm" svg:y="0cm" draw:control="control14"/></text:p>
        <text:p text:style-name="P23">Muestra <text:span text:style-name="T51">los nombres de las provincias que no acaben ni empiecen por ‘a’</text:span>.</text:p>
        <text:p text:style-name="P34"><draw:control text:anchor-type="paragraph" draw:z-index="14" draw:name="Control 17" draw:style-name="gr1" draw:text-style-name="P47" svg:width="15.497cm" svg:height="0.856cm" svg:x="1.3cm" svg:y="0cm" draw:control="control15"/></text:p>
        <text:p text:style-name="P13"/>
        <text:p text:style-name="P9"><text:span text:style-name="T11">5</text:span><text:span text:style-name="T6">.<text:tab/></text:span><text:span text:style-name="T9">B</text:span><text:span text:style-name="T8">ase de datos </text:span><text:span text:style-name="T11">Concellos de Galicia</text:span><text:span text:style-name="T10"> (</text:span><text:span text:style-name="T11">3</text:span><text:span text:style-name="T10"> tablas)</text:span><text:span text:style-name="T7">.</text:span></text:p>
        <text:p text:style-name="P24"><text:span text:style-name="T42">Muestr</text:span><text:span text:style-name="T45">a</text:span><text:span text:style-name="T42"> los datos de l</text:span><text:span text:style-name="T54">a</text:span><text:span text:style-name="T42">s Comarcas </text:span><text:span text:style-name="T54">de Galicia </text:span><text:span text:style-name="T42">cuy</text:span><text:span text:style-name="T54">o nombre empiece y acabe por ‘a’</text:span>.</text:p>
        <text:p text:style-name="P35"><draw:control text:anchor-type="paragraph" draw:z-index="26" draw:name="Control 18" draw:style-name="gr1" draw:text-style-name="P47" svg:width="15.497cm" svg:height="0.856cm" svg:x="1.3cm" svg:y="0cm" draw:control="control27"/></text:p>
        <text:p text:style-name="P25"><text:span text:style-name="T54">Muestra los datos de los Concellos de Galicia cuyo nombre contenga ‘añ’</text:span>.</text:p>
        <text:p text:style-name="P36"><draw:control text:anchor-type="paragraph" draw:z-index="27" draw:name="Control 19" draw:style-name="gr1" draw:text-style-name="P47" svg:width="15.497cm" svg:height="0.856cm" svg:x="1.3cm" svg:y="0cm" draw:control="control28"/></text:p>
        <text:p text:style-name="P26"><text:span text:style-name="T43">Muestra los datos de </text:span><text:span text:style-name="T54">los Concellos de Galicia cuyo nombre empiece por el artículo ‘O’.</text:span></text:p>
        <text:p text:style-name="P36"><draw:control text:anchor-type="paragraph" draw:z-index="28" draw:name="Control 20" draw:style-name="gr1" draw:text-style-name="P47" svg:width="15.497cm" svg:height="0.856cm" svg:x="1.3cm" svg:y="0cm" draw:control="control29"/></text:p>
        <text:p text:style-name="P27"><text:span text:style-name="T43">Muestra los datos de </text:span><text:span text:style-name="T54">las poblaciones de Galicia cuyo número de mujeres sea múltiplo de 10 y el número de hombres contenga un ‘5’</text:span>.</text:p>
        <text:p text:style-name="P37"><draw:control text:anchor-type="paragraph" draw:z-index="15" draw:name="Control 21" draw:style-name="gr1" draw:text-style-name="P47" svg:width="15.497cm" svg:height="0.856cm" svg:x="1.3cm" svg:y="0cm" draw:control="control16"/></text:p>
        <text:p text:style-name="P4"/>
        <text:p text:style-name="P4"/>
        <text:p text:style-name="P8"><text:span text:style-name="T11">6</text:span><text:span text:style-name="T6">.<text:tab/></text:span><text:span text:style-name="T9">B</text:span><text:span text:style-name="T8">ase de datos NBA </text:span><text:span text:style-name="T10">(4 tablas)</text:span><text:span text:style-name="T7">.</text:span></text:p>
        <text:p text:style-name="P17"><text:span text:style-name="T44">Muestra </text:span><text:span text:style-name="T46">el nombre y la ciudad de los equipos cuya ciudad termine en ‘o’</text:span><text:span text:style-name="T44">.</text:span></text:p>
        <text:p text:style-name="P32"><draw:control text:anchor-type="paragraph" draw:z-index="16" draw:name="Control 22" draw:style-name="gr1" draw:text-style-name="P47" svg:width="15.497cm" svg:height="0.856cm" svg:x="1.3cm" svg:y="0cm" draw:control="control17"/></text:p>
        <text:p text:style-name="P17"><text:span text:style-name="T46">Muestra el nombre del jugador y del equipo cuyos jugadores contengan una ‘u’</text:span>.</text:p>
        <text:p text:style-name="P32"><draw:control text:anchor-type="paragraph" draw:z-index="17" draw:name="Control 23" draw:style-name="gr1" draw:text-style-name="P47" svg:width="15.497cm" svg:height="0.856cm" svg:x="1.3cm" svg:y="0cm" draw:control="control18"/></text:p>
        <text:p text:style-name="P17">Muestra <text:span text:style-name="T46">el nombre y ciudad del equipo cuya ciudad tenga una ‘h’ como segunda letra</text:span>.</text:p>
        <text:p text:style-name="P32"><draw:control text:anchor-type="paragraph" draw:z-index="18" draw:name="Control 24" draw:style-name="gr1" draw:text-style-name="P47" svg:width="15.497cm" svg:height="0.856cm" svg:x="1.3cm" svg:y="0cm" draw:control="control19"/></text:p>
        <text:p text:style-name="P17">Muestra <text:span text:style-name="T46">el nombre y </text:span><text:span text:style-name="T53">la ciudad del </text:span><text:span text:style-name="T46">equipo, cuyo nombre contenga una ‘o’ o como antepenúltima letra.</text:span></text:p>
        <text:p text:style-name="P32"><draw:control text:anchor-type="paragraph" draw:z-index="19" draw:name="Control 25" draw:style-name="gr1" draw:text-style-name="P47" svg:width="15.497cm" svg:height="0.856cm" svg:x="1.3cm" svg:y="0cm" draw:control="control20"/></text:p>
        <text:p text:style-name="P3"/>
        <text:p text:style-name="P6"><text:span text:style-name="T11">7</text:span><text:span text:style-name="T6">.<text:tab/></text:span><text:span text:style-name="T9">B</text:span><text:span text:style-name="T8">ase de datos </text:span><text:span text:style-name="T10">Jardinería (8 tablas)</text:span><text:span text:style-name="T7">.</text:span></text:p>
        <text:p text:style-name="P45"><text:span text:style-name="T14">Muestra </text:span><text:span text:style-name="T32">el nombre y el teléfono de los clientes cuyo nombre de contacto empiece por ‘a’</text:span><text:span text:style-name="T14">.</text:span></text:p>
        <text:p text:style-name="P38"><draw:control text:anchor-type="paragraph" draw:z-index="20" draw:name="Control 26" draw:style-name="gr1" draw:text-style-name="P47" svg:width="15.497cm" svg:height="0.856cm" svg:x="1.3cm" svg:y="0cm" draw:control="control21"/></text:p>
        <text:p text:style-name="P45"><text:span text:style-name="T14">Muestra </text:span><text:span text:style-name="T32">las oficinas cuya ciudad en la que se ubican, tenga como segunda letra ‘a’ y acabe en ‘a’</text:span><text:span text:style-name="T14">.</text:span></text:p>
        <text:p text:style-name="P39"><draw:control text:anchor-type="paragraph" draw:z-index="21" draw:name="Control 27" draw:style-name="gr1" draw:text-style-name="P47" svg:width="15.497cm" svg:height="0.856cm" svg:x="1.3cm" svg:y="0cm" draw:control="control22"/></text:p>
        <text:p text:style-name="P45"><text:span text:style-name="T14">Muestra </text:span><text:span text:style-name="T31">los </text:span><text:span text:style-name="T32">pagos realizados durante 2008</text:span><text:span text:style-name="T31">.</text:span></text:p>
        <text:p text:style-name="P40"><draw:control text:anchor-type="paragraph" draw:z-index="22" draw:name="Control 28" draw:style-name="gr1" draw:text-style-name="P47" svg:width="15.497cm" svg:height="0.856cm" svg:x="1.3cm" svg:y="0cm" draw:control="control23"/></text:p>
        <text:p text:style-name="P46"><text:span text:style-name="T14">Muestra </text:span><text:span text:style-name="T31">los pedidos </text:span><text:span text:style-name="T33">realizados en enero y con fecha de entrega esperada en febrero</text:span><text:span text:style-name="T14">.</text:span></text:p>
        <text:p text:style-name="P41"><draw:control text:anchor-type="paragraph" draw:z-index="23" draw:name="Control 29" draw:style-name="gr1" draw:text-style-name="P47" svg:width="15.497cm" svg:height="0.856cm" svg:x="1.3cm" svg:y="0cm" draw:control="control24"/></text:p>
        <text:p text:style-name="P18"><draw:control text:anchor-type="paragraph" draw:z-index="0" draw:name="Control 2" draw:style-name="gr2" draw:text-style-name="P48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533865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5" style:family="text">
      <style:text-properties fo:font-variant="small-caps" fo:color="#ffffff" loext:opacity="100%" style:text-outline="false" style:font-name="Tahoma" fo:font-size="12pt" fo:language="gl" fo:country="ES" fo:font-weight="bold" officeooo:rsid="033a4e46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7</text:span><text:span text:style-name="MT1">.<text:tab/></text:span><text:span text:style-name="MT3">R</text:span><text:span text:style-name="MT4">ealización de consultas </text:span><text:span text:style-name="MT5">con patrón </text:span><text:span text:style-name="MT2">REGEXP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3-12T21:37:38.443000000</dc:date>
    <meta:editing-duration>P2DT8H59M19S</meta:editing-duration>
    <meta:editing-cycles>694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36" meta:word-count="421" meta:character-count="2348" meta:non-whitespace-character-count="1962"/>
  </office:meta>
</office:document-meta>
</file>